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94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draw:fill="none" draw:stroke="solid" svg:stroke-width="0.01389in" svg:stroke-color="#000000" svg:stroke-opacity="100%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8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0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8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0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8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6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8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9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6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6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9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2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7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2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7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5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0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2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5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0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8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3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5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0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8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6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0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8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3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6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1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3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6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4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1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6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4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7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7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5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7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5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3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5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3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6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5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3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8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6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1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9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3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6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1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9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4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6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1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4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7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4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2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7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5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82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7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</office:automatic-styles>
  <office:body>
    <office:presentation>
      <draw:page draw:name="Slide1" draw:style-name="a731" draw:master-page-name="Master1-Layout1-title-Diapositive-de-titre" presentation:presentation-page-layout-name="Master1-PPL1" draw:id="Slide-256">
        <draw:g draw:name="Groupe 5" draw:id="id69">
          <svg:title/>
          <svg:desc/>
          <draw:custom-shape svg:x="0.32107in" svg:y="0.30042in" svg:width="2.75362in" svg:height="2.20643in" draw:id="id82" draw:style-name="a943" draw:name="Rectangle 7">
            <svg:title/>
            <svg:desc/>
            <text:p text:style-name="a942" text:class-names="" text:cond-style-name=""><text:span text:style-name="a94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83" draw:style-name="a947" draw:name="ZoneTexte 8" svg:x="0.32107in" svg:y="0.30042in" svg:width="2.75362in" svg:height="0.16953in">
            <draw:text-box>
              <text:p text:style-name="a946" text:class-names="" text:cond-style-name=""><text:span text:style-name="a944" text:class-names="">stocks</text:span><text:span text:style-name="a945" text:class-names=""/></text:p>
            </draw:text-box>
            <svg:title/>
            <svg:desc/>
          </draw:frame>
          <draw:frame draw:id="id84" draw:style-name="a990" draw:name="ZoneTexte 4" svg:x="0.32107in" svg:y="0.57718in" svg:width="2.75362in" svg:height="1.82244in">
            <draw:text-box>
              <text:list text:style-name="a950">
                <text:list-item>
                  <text:p text:style-name="a949" text:class-names="" text:cond-style-name=""><text:span text:style-name="a948" text:class-names="">Id</text:span></text:p>
                </text:list-item>
              </text:list>
              <text:list text:style-name="a953">
                <text:list-item>
                  <text:p text:style-name="a952" text:class-names="" text:cond-style-name=""><text:span text:style-name="a951" text:class-names=""/></text:p>
                </text:list-item>
              </text:list>
              <text:list text:style-name="a956">
                <text:list-item>
                  <text:p text:style-name="a955" text:class-names="" text:cond-style-name=""><text:span text:style-name="a954" text:class-names=""/></text:p>
                </text:list-item>
              </text:list>
              <text:list text:style-name="a959">
                <text:list-item>
                  <text:p text:style-name="a958" text:class-names="" text:cond-style-name=""><text:span text:style-name="a957" text:class-names=""/></text:p>
                </text:list-item>
              </text:list>
              <text:list text:style-name="a962">
                <text:list-item>
                  <text:p text:style-name="a961" text:class-names="" text:cond-style-name=""><text:span text:style-name="a960" text:class-names=""/></text:p>
                </text:list-item>
              </text:list>
              <text:list text:style-name="a965">
                <text:list-item>
                  <text:p text:style-name="a964" text:class-names="" text:cond-style-name=""><text:span text:style-name="a963" text:class-names=""/></text:p>
                </text:list-item>
              </text:list>
              <text:list text:style-name="a968">
                <text:list-item>
                  <text:p text:style-name="a967" text:class-names="" text:cond-style-name=""><text:span text:style-name="a966" text:class-names=""/></text:p>
                </text:list-item>
              </text:list>
              <text:list text:style-name="a971">
                <text:list-item>
                  <text:p text:style-name="a970" text:class-names="" text:cond-style-name=""><text:span text:style-name="a969" text:class-names=""/></text:p>
                </text:list-item>
              </text:list>
              <text:list text:style-name="a974">
                <text:list-item>
                  <text:p text:style-name="a973" text:class-names="" text:cond-style-name=""><text:span text:style-name="a972" text:class-names=""/></text:p>
                </text:list-item>
              </text:list>
              <text:list text:style-name="a977">
                <text:list-item>
                  <text:p text:style-name="a976" text:class-names="" text:cond-style-name=""><text:span text:style-name="a975" text:class-names=""/></text:p>
                </text:list-item>
              </text:list>
              <text:list text:style-name="a980">
                <text:list-item>
                  <text:p text:style-name="a979" text:class-names="" text:cond-style-name=""><text:span text:style-name="a978" text:class-names=""/></text:p>
                </text:list-item>
              </text:list>
              <text:list text:style-name="a983">
                <text:list-item>
                  <text:p text:style-name="a982" text:class-names="" text:cond-style-name=""><text:span text:style-name="a981" text:class-names=""/></text:p>
                </text:list-item>
              </text:list>
              <text:list text:style-name="a986">
                <text:list-item>
                  <text:p text:style-name="a985" text:class-names="" text:cond-style-name=""><text:span text:style-name="a984" text:class-names=""/></text:p>
                </text:list-item>
              </text:list>
              <text:list text:style-name="a989">
                <text:list-item>
                  <text:p text:style-name="a988" text:class-names="" text:cond-style-name=""><text:span text:style-name="a987" text:class-names=""/></text:p>
                </text:list-item>
              </text:list>
            </draw:text-box>
            <svg:title/>
            <svg:desc/>
          </draw:frame>
        </draw:g>
        <draw:g draw:name="Groupe 6" draw:id="id70">
          <svg:title/>
          <svg:desc/>
          <draw:custom-shape svg:x="3.48774in" svg:y="0.30042in" svg:width="2.75362in" svg:height="2.65935in" draw:id="id79" draw:style-name="a879" draw:name="Rectangle 7">
            <svg:title/>
            <svg:desc/>
            <text:p text:style-name="a878" text:class-names="" text:cond-style-name=""><text:span text:style-name="a87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80" draw:style-name="a884" draw:name="ZoneTexte 8" svg:x="3.48774in" svg:y="0.30042in" svg:width="2.75362in" svg:height="0.20433in">
            <draw:text-box>
              <text:p text:style-name="a883" text:class-names="" text:cond-style-name=""><text:span text:style-name="a880" text:class-names="">m</text:span><text:span text:style-name="a881" text:class-names="">agasinier</text:span><text:span text:style-name="a882" text:class-names=""/></text:p>
            </draw:text-box>
            <svg:title/>
            <svg:desc/>
          </draw:frame>
          <draw:frame draw:id="id81" draw:style-name="a940" draw:name="ZoneTexte 9" svg:x="3.48774in" svg:y="0.63399in" svg:width="2.75362in" svg:height="2.65627in">
            <draw:text-box>
              <text:list text:style-name="a887">
                <text:list-item>
                  <text:p text:style-name="a886" text:class-names="" text:cond-style-name=""><text:span text:style-name="a885" text:class-names="">clef</text:span></text:p>
                </text:list-item>
              </text:list>
              <text:list text:style-name="a891">
                <text:list-item>
                  <text:p text:style-name="a890" text:class-names="" text:cond-style-name=""><text:span text:style-name="a888" text:class-names="">n</text:span><text:span text:style-name="a889" text:class-names="">om</text:span></text:p>
                </text:list-item>
              </text:list>
              <text:list text:style-name="a895">
                <text:list-item>
                  <text:p text:style-name="a894" text:class-names="" text:cond-style-name=""><text:span text:style-name="a892" text:class-names="">a</text:span><text:span text:style-name="a893" text:class-names="">dresse</text:span></text:p>
                </text:list-item>
              </text:list>
              <text:list text:style-name="a900">
                <text:list-item>
                  <text:p text:style-name="a899" text:class-names="" text:cond-style-name=""><text:span text:style-name="a896" text:class-names="">md</text:span><text:span text:style-name="a897" text:class-names="">p</text:span><text:span text:style-name="a898" text:class-names=""/></text:p>
                </text:list-item>
              </text:list>
              <text:list text:style-name="a903">
                <text:list-item>
                  <text:p text:style-name="a902" text:class-names="" text:cond-style-name=""><text:span text:style-name="a901" text:class-names=""/></text:p>
                </text:list-item>
              </text:list>
              <text:list text:style-name="a906">
                <text:list-item>
                  <text:p text:style-name="a905" text:class-names="" text:cond-style-name=""><text:span text:style-name="a904" text:class-names=""/></text:p>
                </text:list-item>
              </text:list>
              <text:list text:style-name="a909">
                <text:list-item>
                  <text:p text:style-name="a908" text:class-names="" text:cond-style-name=""><text:span text:style-name="a907" text:class-names=""/></text:p>
                </text:list-item>
              </text:list>
              <text:list text:style-name="a912">
                <text:list-item>
                  <text:p text:style-name="a911" text:class-names="" text:cond-style-name=""><text:span text:style-name="a910" text:class-names=""/></text:p>
                </text:list-item>
              </text:list>
              <text:list text:style-name="a915">
                <text:list-item>
                  <text:p text:style-name="a914" text:class-names="" text:cond-style-name=""><text:span text:style-name="a913" text:class-names=""/></text:p>
                </text:list-item>
              </text:list>
              <text:list text:style-name="a918">
                <text:list-item>
                  <text:p text:style-name="a917" text:class-names="" text:cond-style-name=""><text:span text:style-name="a916" text:class-names=""/></text:p>
                </text:list-item>
              </text:list>
              <text:list text:style-name="a921">
                <text:list-item>
                  <text:p text:style-name="a920" text:class-names="" text:cond-style-name=""><text:span text:style-name="a919" text:class-names=""/></text:p>
                </text:list-item>
              </text:list>
              <text:list text:style-name="a924">
                <text:list-item>
                  <text:p text:style-name="a923" text:class-names="" text:cond-style-name=""><text:span text:style-name="a922" text:class-names=""/></text:p>
                </text:list-item>
              </text:list>
              <text:list text:style-name="a927">
                <text:list-item>
                  <text:p text:style-name="a926" text:class-names="" text:cond-style-name=""><text:span text:style-name="a925" text:class-names=""/></text:p>
                </text:list-item>
              </text:list>
              <text:list text:style-name="a930">
                <text:list-item>
                  <text:p text:style-name="a929" text:class-names="" text:cond-style-name=""><text:span text:style-name="a928" text:class-names=""/></text:p>
                </text:list-item>
              </text:list>
              <text:list text:style-name="a933">
                <text:list-item>
                  <text:p text:style-name="a932" text:class-names="" text:cond-style-name=""><text:span text:style-name="a931" text:class-names=""/></text:p>
                </text:list-item>
              </text:list>
              <text:list text:style-name="a936">
                <text:list-item>
                  <text:p text:style-name="a935" text:class-names="" text:cond-style-name=""><text:span text:style-name="a934" text:class-names=""/></text:p>
                </text:list-item>
              </text:list>
              <text:list text:style-name="a939">
                <text:list-item>
                  <text:p text:style-name="a938" text:class-names="" text:cond-style-name=""><text:span text:style-name="a937" text:class-names=""/></text:p>
                </text:list-item>
              </text:list>
            </draw:text-box>
            <svg:title/>
            <svg:desc/>
          </draw:frame>
        </draw:g>
        <draw:g draw:name="Groupe 10" draw:id="id71">
          <svg:title/>
          <svg:desc/>
          <draw:custom-shape svg:x="6.65441in" svg:y="0.30042in" svg:width="2.75362in" svg:height="2.98984in" draw:id="id76" draw:style-name="a797" draw:name="Rectangle 11">
            <svg:title/>
            <svg:desc/>
            <text:p text:style-name="a796" text:class-names="" text:cond-style-name=""><text:span text:style-name="a79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77" draw:style-name="a801" draw:name="ZoneTexte 12" svg:x="6.65441in" svg:y="0.30042in" svg:width="2.75362in" svg:height="0.22972in">
            <draw:text-box>
              <text:p text:style-name="a800" text:class-names="" text:cond-style-name=""><text:span text:style-name="a798" text:class-names="">refugiers</text:span><text:span text:style-name="a799" text:class-names=""/></text:p>
            </draw:text-box>
            <svg:title/>
            <svg:desc/>
          </draw:frame>
          <draw:frame draw:id="id78" draw:style-name="a876" draw:name="ZoneTexte 13" svg:x="6.65441in" svg:y="0.67545in" svg:width="2.75362in" svg:height="3.67555in">
            <draw:text-box>
              <text:list text:style-name="a805">
                <text:list-item>
                  <text:p text:style-name="a804" text:class-names="" text:cond-style-name=""><text:span text:style-name="a802" text:class-names="">c</text:span><text:span text:style-name="a803" text:class-names="">lef</text:span></text:p>
                </text:list-item>
              </text:list>
              <text:list text:style-name="a809">
                <text:list-item>
                  <text:p text:style-name="a808" text:class-names="" text:cond-style-name=""><text:span text:style-name="a806" text:class-names="">prenom</text:span><text:span text:style-name="a807" text:class-names=""/></text:p>
                </text:list-item>
              </text:list>
              <text:list text:style-name="a813">
                <text:list-item>
                  <text:p text:style-name="a812" text:class-names="" text:cond-style-name=""><text:span text:style-name="a810" text:class-names="">n</text:span><text:span text:style-name="a811" text:class-names="">om</text:span></text:p>
                </text:list-item>
              </text:list>
              <text:list text:style-name="a818">
                <text:list-item>
                  <text:p text:style-name="a817" text:class-names="" text:cond-style-name=""><text:span text:style-name="a814" text:class-names="">n</text:span><text:span text:style-name="a815" text:class-names="">ationalite</text:span><text:span text:style-name="a816" text:class-names=""/></text:p>
                </text:list-item>
              </text:list>
              <text:list text:style-name="a823">
                <text:list-item>
                  <text:p text:style-name="a822" text:class-names="" text:cond-style-name=""><text:span text:style-name="a819" text:class-names="">m</text:span><text:span text:style-name="a820" text:class-names="">dp</text:span><text:span text:style-name="a821" text:class-names=""/></text:p>
                </text:list-item>
              </text:list>
              <text:list text:style-name="a827">
                <text:list-item>
                  <text:p text:style-name="a826" text:class-names="" text:cond-style-name=""><text:span text:style-name="a824" text:class-names="">s</text:span><text:span text:style-name="a825" text:class-names="">exe</text:span></text:p>
                </text:list-item>
              </text:list>
              <text:list text:style-name="a831">
                <text:list-item>
                  <text:p text:style-name="a830" text:class-names="" text:cond-style-name=""><text:span text:style-name="a828" text:class-names="">dateNais</text:span><text:span text:style-name="a829" text:class-names=""/></text:p>
                </text:list-item>
              </text:list>
              <text:list text:style-name="a836">
                <text:list-item>
                  <text:p text:style-name="a835" text:class-names="" text:cond-style-name=""><text:span text:style-name="a832" text:class-names="">a</text:span><text:span text:style-name="a833" text:class-names="">dresse</text:span><text:span text:style-name="a834" text:class-names=""/></text:p>
                </text:list-item>
              </text:list>
              <text:list text:style-name="a839">
                <text:list-item>
                  <text:p text:style-name="a838" text:class-names="" text:cond-style-name=""><text:span text:style-name="a837" text:class-names=""/></text:p>
                </text:list-item>
              </text:list>
              <text:list text:style-name="a842">
                <text:list-item>
                  <text:p text:style-name="a841" text:class-names="" text:cond-style-name=""><text:span text:style-name="a840" text:class-names=""/></text:p>
                </text:list-item>
              </text:list>
              <text:list text:style-name="a845">
                <text:list-item>
                  <text:p text:style-name="a844" text:class-names="" text:cond-style-name=""><text:span text:style-name="a843" text:class-names=""/></text:p>
                </text:list-item>
              </text:list>
              <text:list text:style-name="a848">
                <text:list-item>
                  <text:p text:style-name="a847" text:class-names="" text:cond-style-name=""><text:span text:style-name="a846" text:class-names=""/></text:p>
                </text:list-item>
              </text:list>
              <text:list text:style-name="a851">
                <text:list-item>
                  <text:p text:style-name="a850" text:class-names="" text:cond-style-name=""><text:span text:style-name="a849" text:class-names=""/></text:p>
                </text:list-item>
              </text:list>
              <text:list text:style-name="a854">
                <text:list-item>
                  <text:p text:style-name="a853" text:class-names="" text:cond-style-name=""><text:span text:style-name="a852" text:class-names=""/></text:p>
                </text:list-item>
              </text:list>
              <text:list text:style-name="a857">
                <text:list-item>
                  <text:p text:style-name="a856" text:class-names="" text:cond-style-name=""><text:span text:style-name="a855" text:class-names=""/></text:p>
                </text:list-item>
              </text:list>
              <text:list text:style-name="a860">
                <text:list-item>
                  <text:p text:style-name="a859" text:class-names="" text:cond-style-name=""><text:span text:style-name="a858" text:class-names=""/></text:p>
                </text:list-item>
              </text:list>
              <text:list text:style-name="a863">
                <text:list-item>
                  <text:p text:style-name="a862" text:class-names="" text:cond-style-name=""><text:span text:style-name="a861" text:class-names=""/></text:p>
                </text:list-item>
              </text:list>
              <text:list text:style-name="a866">
                <text:list-item>
                  <text:p text:style-name="a865" text:class-names="" text:cond-style-name=""><text:span text:style-name="a864" text:class-names=""/></text:p>
                </text:list-item>
              </text:list>
              <text:list text:style-name="a869">
                <text:list-item>
                  <text:p text:style-name="a868" text:class-names="" text:cond-style-name=""><text:span text:style-name="a867" text:class-names=""/></text:p>
                </text:list-item>
              </text:list>
              <text:list text:style-name="a872">
                <text:list-item>
                  <text:p text:style-name="a871" text:class-names="" text:cond-style-name=""><text:span text:style-name="a870" text:class-names=""/></text:p>
                </text:list-item>
              </text:list>
              <text:list text:style-name="a875">
                <text:list-item>
                  <text:p text:style-name="a874" text:class-names="" text:cond-style-name=""><text:span text:style-name="a873" text:class-names=""/></text:p>
                </text:list-item>
              </text:list>
            </draw:text-box>
            <svg:title/>
            <svg:desc/>
          </draw:frame>
        </draw:g>
        <draw:g draw:name="Groupe 14" draw:id="id72">
          <svg:title/>
          <svg:desc/>
          <draw:custom-shape svg:x="9.82107in" svg:y="0.30042in" svg:width="2.75362in" svg:height="3.10517in" draw:id="id73" draw:style-name="a734" draw:name="Rectangle 15">
            <svg:title/>
            <svg:desc/>
            <text:p text:style-name="a733" text:class-names="" text:cond-style-name=""><text:span text:style-name="a73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74" draw:style-name="a738" draw:name="ZoneTexte 16" svg:x="9.82107in" svg:y="0.30042in" svg:width="2.75362in" svg:height="0.40391in">
            <draw:text-box>
              <text:p text:style-name="a737" text:class-names="" text:cond-style-name=""><text:span text:style-name="a735" text:class-names="">agents</text:span><text:span text:style-name="a736" text:class-names=""/></text:p>
            </draw:text-box>
            <svg:title/>
            <svg:desc/>
          </draw:frame>
          <draw:frame draw:id="id75" draw:style-name="a794" draw:name="ZoneTexte 17" svg:x="9.82107in" svg:y="0.68991in" svg:width="2.75362in" svg:height="5.25078in">
            <draw:text-box>
              <text:list text:style-name="a742">
                <text:list-item>
                  <text:p text:style-name="a741" text:class-names="" text:cond-style-name=""><text:span text:style-name="a739" text:class-names="">c</text:span><text:span text:style-name="a740" text:class-names="">lef</text:span></text:p>
                </text:list-item>
              </text:list>
              <text:list text:style-name="a746">
                <text:list-item>
                  <text:p text:style-name="a745" text:class-names="" text:cond-style-name=""><text:span text:style-name="a743" text:class-names="">prenom</text:span><text:span text:style-name="a744" text:class-names=""/></text:p>
                </text:list-item>
              </text:list>
              <text:list text:style-name="a750">
                <text:list-item>
                  <text:p text:style-name="a749" text:class-names="" text:cond-style-name=""><text:span text:style-name="a747" text:class-names="">n</text:span><text:span text:style-name="a748" text:class-names="">om</text:span></text:p>
                </text:list-item>
              </text:list>
              <text:list text:style-name="a755">
                <text:list-item>
                  <text:p text:style-name="a754" text:class-names="" text:cond-style-name=""><text:span text:style-name="a751" text:class-names="">m</text:span><text:span text:style-name="a752" text:class-names="">dp</text:span><text:span text:style-name="a753" text:class-names=""/></text:p>
                </text:list-item>
              </text:list>
              <text:p text:style-name="a757" text:class-names="" text:cond-style-name=""><text:span text:style-name="a756" text:class-names=""/></text:p>
              <text:list text:style-name="a760">
                <text:list-item>
                  <text:p text:style-name="a759" text:class-names="" text:cond-style-name=""><text:span text:style-name="a758" text:class-names=""/></text:p>
                </text:list-item>
              </text:list>
              <text:list text:style-name="a763">
                <text:list-item>
                  <text:p text:style-name="a762" text:class-names="" text:cond-style-name=""><text:span text:style-name="a761" text:class-names=""/></text:p>
                </text:list-item>
              </text:list>
              <text:list text:style-name="a766">
                <text:list-item>
                  <text:p text:style-name="a765" text:class-names="" text:cond-style-name=""><text:span text:style-name="a764" text:class-names=""/></text:p>
                </text:list-item>
              </text:list>
              <text:list text:style-name="a769">
                <text:list-item>
                  <text:p text:style-name="a768" text:class-names="" text:cond-style-name=""><text:span text:style-name="a767" text:class-names=""/></text:p>
                </text:list-item>
              </text:list>
              <text:list text:style-name="a772">
                <text:list-item>
                  <text:p text:style-name="a771" text:class-names="" text:cond-style-name=""><text:span text:style-name="a770" text:class-names=""/></text:p>
                </text:list-item>
              </text:list>
              <text:list text:style-name="a775">
                <text:list-item>
                  <text:p text:style-name="a774" text:class-names="" text:cond-style-name=""><text:span text:style-name="a773" text:class-names=""/></text:p>
                </text:list-item>
              </text:list>
              <text:list text:style-name="a778">
                <text:list-item>
                  <text:p text:style-name="a777" text:class-names="" text:cond-style-name=""><text:span text:style-name="a776" text:class-names=""/></text:p>
                </text:list-item>
              </text:list>
              <text:list text:style-name="a781">
                <text:list-item>
                  <text:p text:style-name="a780" text:class-names="" text:cond-style-name=""><text:span text:style-name="a779" text:class-names=""/></text:p>
                </text:list-item>
              </text:list>
              <text:list text:style-name="a784">
                <text:list-item>
                  <text:p text:style-name="a783" text:class-names="" text:cond-style-name=""><text:span text:style-name="a782" text:class-names=""/></text:p>
                </text:list-item>
              </text:list>
              <text:list text:style-name="a787">
                <text:list-item>
                  <text:p text:style-name="a786" text:class-names="" text:cond-style-name=""><text:span text:style-name="a785" text:class-names=""/></text:p>
                </text:list-item>
              </text:list>
              <text:list text:style-name="a790">
                <text:list-item>
                  <text:p text:style-name="a789" text:class-names="" text:cond-style-name=""><text:span text:style-name="a788" text:class-names=""/></text:p>
                </text:list-item>
              </text:list>
              <text:list text:style-name="a793">
                <text:list-item>
                  <text:p text:style-name="a792" text:class-names="" text:cond-style-name=""><text:span text:style-name="a791" text:class-names=""/></text:p>
                </text:list-item>
              </text:list>
            </draw:text-box>
            <svg:title/>
            <svg:desc/>
          </draw:frame>
        </draw:g>
        <presentation:notes draw:style-name="a996">
          <draw:page-thumbnail draw:page-number="1" svg:x="0.75in" svg:y="1.25in" svg:width="6in" svg:height="3.375in" presentation:class="page" draw:id="id85" presentation:style-name="a991" draw:name="Espace réservé de l'image des diapositives 1">
            <svg:title/>
            <svg:desc/>
          </draw:page-thumbnail>
          <draw:frame draw:id="id86" presentation:style-name="a992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87" draw:style-name="a995" draw:name="Espace réservé du numéro de diapositive 3" svg:x="4.24826in" svg:y="9.49826in" svg:width="3.25in" svg:height="0.50174in">
            <draw:text-box>
              <text:p text:style-name="a994" text:class-names="" text:cond-style-name=""><text:span text:style-name="a993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7/10/2017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2" draw:name="Espace réservé de l'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7" draw:name="Espace réservé de la date 2" svg:x="4.24826in" svg:y="0in" svg:width="3.25in" svg:height="0.50174in" presentation:class="date-time" presentation:placeholder="false">
          <draw:text-box>
            <text:p text:style-name="a36" text:class-names="" text:cond-style-name=""><text:span text:style-name="a33" text:class-names=""><text:date text:fixed="false" style:data-style-name="a34"/></text:span><text:span text:style-name="a3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" draw:name="Espace réservé de l'image des diapositives 3">
          <svg:title/>
          <svg:desc/>
        </draw:page-thumbnail>
        <draw:frame draw:id="id8" presentation:style-name="a54" draw:name="Espace réservé des notes 4" svg:x="0.75in" svg:y="4.8125in" svg:width="6in" svg:height="3.9375in" presentation:class="notes" presentation:placeholder="false">
          <draw:text-box>
            <text:p text:style-name="a40" text:class-names="" text:cond-style-name=""><text:span text:style-name="a39" text:class-names="">Modifier les styles du texte du masque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Deuxième niveau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0" text:class-names="">Cinquième niveau</text:span><text:span text:style-name="a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Espace réservé du pied de page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1" draw:name="Espace réservé du numéro de diapositive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8" text:class-names=""><text:page-number style:num-format="1" text:fixed="false"/></text:span><text:span text:style-name="a59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3">
      <draw:frame draw:id="id11" presentation:style-name="a66" draw:name="Titre 1" svg:x="1.66667in" svg:y="1.22743in" svg:width="10in" svg:height="2.61111in" presentation:class="title" presentation:placeholder="false">
        <draw:text-box>
          <text:p text:style-name="a65" text:class-names="" text:cond-style-name=""><text:span text:style-name="a64" text:class-names="">Modifiez le style du titre</text:span></text:p>
        </draw:text-box>
        <svg:title/>
        <svg:desc/>
      </draw:frame>
      <draw:frame draw:id="id12" presentation:style-name="a69" draw:name="Sous-titre 2" svg:x="1.66667in" svg:y="3.93924in" svg:width="10in" svg:height="1.81076in" presentation:class="subtitle" presentation:placeholder="false">
        <draw:text-box>
          <text:p text:style-name="a68" text:class-names="" text:cond-style-name=""><text:span text:style-name="a67" text:class-names="">Modifiez le style des sous-titres du masque</text:span></text:p>
        </draw:text-box>
        <svg:title/>
        <svg:desc/>
      </draw:frame>
      <draw:frame draw:id="id13" presentation:style-name="a73" draw:name="Espace réservé de la date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17/10/2017</text:date></text:span></text:p>
        </draw:text-box>
        <svg:title/>
        <svg:desc/>
      </draw:frame>
      <draw:frame draw:id="id14" presentation:style-name="a76" draw:name="Espace réservé du pied de page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5" presentation:style-name="a79" draw:name="Espace réservé du numéro de diapositive 5" svg:x="9.41667in" svg:y="6.95139in" svg:width="3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2" draw:name="Espace réservé de l'en-tête 1" svg:x="0in" svg:y="0in" svg:width="3.25in" svg:height="0.50174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6" presentation:style-name="a87" draw:name="Espace réservé de la date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3" text:class-names=""><text:date text:fixed="false" style:data-style-name="a84"/></text:span><text:span text:style-name="a8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Espace réservé de l'image des diapositives 3">
          <svg:title/>
          <svg:desc/>
        </draw:page-thumbnail>
        <draw:frame draw:id="id8" presentation:style-name="a104" draw:name="Espace réservé des notes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Modifier les styles du texte du masque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Deuxième niveau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list text:style-name="a103">
                              <text:list-item>
                                <text:p text:style-name="a102" text:class-names="" text:cond-style-name=""><text:span text:style-name="a100" text:class-names="">Cinquième niveau</text:span><text:span text:style-name="a10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7" draw:name="Espace réservé du pied de page 5" svg:x="0in" svg:y="9.49826in" svg:width="3.25in" svg:height="0.50174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1" draw:name="Espace réservé du numéro de diapositive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8" text:class-names=""><text:page-number style:num-format="1" text:fixed="false"/></text:span><text:span text:style-name="a109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3">
      <draw:frame draw:id="id16" presentation:style-name="a116" draw:name="Titre 1" svg:x="0.91667in" svg:y="0.39931in" svg:width="11.5in" svg:height="1.44965in" presentation:class="title" presentation:placeholder="false">
        <draw:text-box>
          <text:p text:style-name="a115" text:class-names="" text:cond-style-name=""><text:span text:style-name="a114" text:class-names="">Modifiez le style du titre</text:span></text:p>
        </draw:text-box>
        <svg:title/>
        <svg:desc/>
      </draw:frame>
      <draw:frame draw:id="id17" presentation:style-name="a132" draw:name="Espace réservé du contenu 2" svg:x="0.91667in" svg:y="1.99653in" svg:width="11.5in" svg:height="4.75868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Modifier les styles du texte du masque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Deuxième niveau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6" draw:name="Espace réservé de la date 3" svg:x="0.91667in" svg:y="6.95139in" svg:width="3in" svg:height="0.39931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17/10/2017</text:date></text:span></text:p>
        </draw:text-box>
        <svg:title/>
        <svg:desc/>
      </draw:frame>
      <draw:frame draw:id="id19" presentation:style-name="a139" draw:name="Espace réservé du pied de page 4" svg:x="4.41667in" svg:y="6.95139in" svg:width="4.5in" svg:height="0.39931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0" presentation:style-name="a142" draw:name="Espace réservé du numéro de diapositive 5" svg:x="9.41667in" svg:y="6.95139in" svg:width="3in" svg:height="0.39931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5" draw:name="Espace réservé de l'en-tête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50" draw:name="Espace réservé de la date 2" svg:x="4.24826in" svg:y="0in" svg:width="3.25in" svg:height="0.50174in" presentation:class="date-time" presentation:placeholder="false">
          <draw:text-box>
            <text:p text:style-name="a149" text:class-names="" text:cond-style-name=""><text:span text:style-name="a146" text:class-names=""><text:date text:fixed="false" style:data-style-name="a147"/></text:span><text:span text:style-name="a1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1" draw:name="Espace réservé de l'image des diapositives 3">
          <svg:title/>
          <svg:desc/>
        </draw:page-thumbnail>
        <draw:frame draw:id="id8" presentation:style-name="a167" draw:name="Espace réservé des notes 4" svg:x="0.75in" svg:y="4.8125in" svg:width="6in" svg:height="3.9375in" presentation:class="notes" presentation:placeholder="false">
          <draw:text-box>
            <text:p text:style-name="a153" text:class-names="" text:cond-style-name=""><text:span text:style-name="a152" text:class-names="">Modifier les styles du texte du masque</text:span></text:p>
            <text:list text:style-name="a156">
              <text:list-item>
                <text:list text:style-name="a156">
                  <text:list-item>
                    <text:p text:style-name="a155" text:class-names="" text:cond-style-name=""><text:span text:style-name="a154" text:class-names="">Deuxième niveau</text:span></text:p>
                  </text:list-item>
                </text:list>
              </text:list-item>
            </text:list>
            <text:list text:style-name="a159">
              <text:list-item>
                <text:list text:style-name="a159">
                  <text:list-item>
                    <text:list text:style-name="a159">
                      <text:list-item>
                        <text:p text:style-name="a158" text:class-names="" text:cond-style-name=""><text:span text:style-name="a1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list text:style-name="a162">
                          <text:list-item>
                            <text:p text:style-name="a161" text:class-names="" text:cond-style-name=""><text:span text:style-name="a1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list text:style-name="a166">
                              <text:list-item>
                                <text:p text:style-name="a165" text:class-names="" text:cond-style-name=""><text:span text:style-name="a163" text:class-names="">Cinquième niveau</text:span><text:span text:style-name="a1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0" draw:name="Espace réservé du pied de page 5" svg:x="0in" svg:y="9.49826in" svg:width="3.25in" svg:height="0.50174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0" presentation:style-name="a174" draw:name="Espace réservé du numéro de diapositive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1" text:class-names=""><text:page-number style:num-format="1" text:fixed="false"/></text:span><text:span text:style-name="a172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76">
      <draw:frame draw:id="id21" presentation:style-name="a179" draw:name="Titre 1" svg:x="0.90972in" svg:y="1.86979in" svg:width="11.5in" svg:height="3.11979in" presentation:class="title" presentation:placeholder="false">
        <draw:text-box>
          <text:p text:style-name="a178" text:class-names="" text:cond-style-name=""><text:span text:style-name="a177" text:class-names="">Modifiez le style du titre</text:span></text:p>
        </draw:text-box>
        <svg:title/>
        <svg:desc/>
      </draw:frame>
      <draw:frame draw:id="id22" presentation:style-name="a183" draw:name="Espace réservé du texte 2" svg:x="0.90972in" svg:y="5.0191in" svg:width="11.5in" svg:height="1.64062in" presentation:class="outline" presentation:placeholder="false">
        <draw:text-box>
          <text:list text:style-name="a182">
            <text:list-item>
              <text:p text:style-name="a181" text:class-names="" text:cond-style-name=""><text:span text:style-name="a180" text:class-names="">Modifier les styles du texte du masque</text:span></text:p>
            </text:list-item>
          </text:list>
        </draw:text-box>
        <svg:title/>
        <svg:desc/>
      </draw:frame>
      <draw:frame draw:id="id23" presentation:style-name="a187" draw:name="Espace réservé de la date 3" svg:x="0.91667in" svg:y="6.95139in" svg:width="3in" svg:height="0.39931in" presentation:class="date-time" presentation:placeholder="false">
        <draw:text-box>
          <text:p text:style-name="a186" text:class-names="" text:cond-style-name=""><text:span text:style-name="a184" text:class-names=""><text:date text:fixed="false" style:data-style-name="a185">17/10/2017</text:date></text:span></text:p>
        </draw:text-box>
        <svg:title/>
        <svg:desc/>
      </draw:frame>
      <draw:frame draw:id="id24" presentation:style-name="a190" draw:name="Espace réservé du pied de page 4" svg:x="4.41667in" svg:y="6.95139in" svg:width="4.5in" svg:height="0.39931in" presentation:class="footer" presentation:placeholder="false">
        <draw:text-box>
          <text:p text:style-name="a189" text:class-names="" text:cond-style-name=""><text:span text:style-name="a188" text:class-names=""/></text:p>
        </draw:text-box>
        <svg:title/>
        <svg:desc/>
      </draw:frame>
      <draw:frame draw:id="id25" presentation:style-name="a193" draw:name="Espace réservé du numéro de diapositive 5" svg:x="9.41667in" svg:y="6.95139in" svg:width="3in" svg:height="0.39931in" presentation:class="page-number" presentation:placeholder="false">
        <draw:text-box>
          <text:p text:style-name="a192" text:class-names="" text:cond-style-name=""><text:span text:style-name="a191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frame draw:id="id5" presentation:style-name="a196" draw:name="Espace réservé de l'en-tête 1" svg:x="0in" svg:y="0in" svg:width="3.25in" svg:height="0.50174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6" presentation:style-name="a201" draw:name="Espace réservé de la date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Espace réservé de l'image des diapositives 3">
          <svg:title/>
          <svg:desc/>
        </draw:page-thumbnail>
        <draw:frame draw:id="id8" presentation:style-name="a218" draw:name="Espace réservé des notes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Modifier les styles du texte du masque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Deuxième niveau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Cinquième niveau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Espace réservé du pied de page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5" draw:name="Espace réservé du numéro de diapositive 6" svg:x="4.24826in" svg:y="9.49826in" svg:width="3.25in" svg:height="0.50174in" presentation:class="page-number" presentation:placeholder="false">
          <draw:text-box>
  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27">
      <draw:frame draw:id="id26" presentation:style-name="a230" draw:name="Titr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8" text:class-names="">Modifiez le style du titre</text:span></text:p>
        </draw:text-box>
        <svg:title/>
        <svg:desc/>
      </draw:frame>
      <draw:frame draw:id="id27" presentation:style-name="a246" draw:name="Espace réservé du contenu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Modifier les styles du texte du masque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Deuxième niveau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2" draw:name="Espace réservé du contenu 3" svg:x="6.75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Modifier les styles du texte du masque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Deuxième niveau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list text:style-name="a261">
                            <text:list-item>
                              <text:p text:style-name="a260" text:class-names="" text:cond-style-name=""><text:span text:style-name="a259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6" draw:name="Espace réservé de la date 4" svg:x="0.91667in" svg:y="6.95139in" svg:width="3in" svg:height="0.39931in" presentation:class="date-time" presentation:placeholder="false">
        <draw:text-box>
          <text:p text:style-name="a265" text:class-names="" text:cond-style-name=""><text:span text:style-name="a263" text:class-names=""><text:date text:fixed="false" style:data-style-name="a264">17/10/2017</text:date></text:span></text:p>
        </draw:text-box>
        <svg:title/>
        <svg:desc/>
      </draw:frame>
      <draw:frame draw:id="id30" presentation:style-name="a269" draw:name="Espace réservé du pied de page 5" svg:x="4.41667in" svg:y="6.95139in" svg:width="4.5in" svg:height="0.39931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31" presentation:style-name="a272" draw:name="Espace réservé du numéro de diapositive 6" svg:x="9.41667in" svg:y="6.95139in" svg:width="3in" svg:height="0.39931in" presentation:class="page-number" presentation:placeholder="false">
        <draw:text-box>
          <text:p text:style-name="a271" text:class-names="" text:cond-style-name=""><text:span text:style-name="a270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5" draw:name="Espace réservé de l'en-tête 1" svg:x="0in" svg:y="0in" svg:width="3.25in" svg:height="0.50174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6" presentation:style-name="a280" draw:name="Espace réservé de la date 2" svg:x="4.24826in" svg:y="0in" svg:width="3.25in" svg:height="0.50174in" presentation:class="date-time" presentation:placeholder="false">
          <draw:text-box>
  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1" draw:name="Espace réservé de l'image des diapositives 3">
          <svg:title/>
          <svg:desc/>
        </draw:page-thumbnail>
        <draw:frame draw:id="id8" presentation:style-name="a297" draw:name="Espace réservé des notes 4" svg:x="0.75in" svg:y="4.8125in" svg:width="6in" svg:height="3.9375in" presentation:class="notes" presentation:placeholder="false">
          <draw:text-box>
            <text:p text:style-name="a283" text:class-names="" text:cond-style-name=""><text:span text:style-name="a282" text:class-names="">Modifier les styles du texte du masque</text:span></text:p>
            <text:list text:style-name="a286">
              <text:list-item>
                <text:list text:style-name="a286">
                  <text:list-item>
                    <text:p text:style-name="a285" text:class-names="" text:cond-style-name=""><text:span text:style-name="a284" text:class-names="">Deuxième niveau</text:span></text:p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p text:style-name="a288" text:class-names="" text:cond-style-name=""><text:span text:style-name="a28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p text:style-name="a291" text:class-names="" text:cond-style-name=""><text:span text:style-name="a29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3" text:class-names="">Cinquième niveau</text:span><text:span text:style-name="a2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0" draw:name="Espace réservé du pied de page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4" draw:name="Espace réservé du numéro de diapositive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1" text:class-names=""><text:page-number style:num-format="1" text:fixed="false"/></text:span><text:span text:style-name="a302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06">
      <draw:frame draw:id="id32" presentation:style-name="a309" draw:name="Titre 1" svg:x="0.9184in" svg:y="0.39931in" svg:width="11.5in" svg:height="1.44965in" presentation:class="title" presentation:placeholder="false">
        <draw:text-box>
          <text:p text:style-name="a308" text:class-names="" text:cond-style-name=""><text:span text:style-name="a307" text:class-names="">Modifiez le style du titre</text:span></text:p>
        </draw:text-box>
        <svg:title/>
        <svg:desc/>
      </draw:frame>
      <draw:frame draw:id="id33" presentation:style-name="a313" draw:name="Espace réservé du texte 2" svg:x="0.9184in" svg:y="1.83854in" svg:width="5.64062in" svg:height="0.90104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Modifier les styles du texte du masque</text:span></text:p>
            </text:list-item>
          </text:list>
        </draw:text-box>
        <svg:title/>
        <svg:desc/>
      </draw:frame>
      <draw:frame draw:id="id34" presentation:style-name="a329" draw:name="Espace réservé du contenu 3" svg:x="0.9184in" svg:y="2.73958in" svg:width="5.64062in" svg:height="4.02951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Modifier les styles du texte du masque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Deuxième niveau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3" draw:name="Espace réservé du texte 4" svg:x="6.75in" svg:y="1.83854in" svg:width="5.6684in" svg:height="0.90104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Modifier les styles du texte du masque</text:span></text:p>
            </text:list-item>
          </text:list>
        </draw:text-box>
        <svg:title/>
        <svg:desc/>
      </draw:frame>
      <draw:frame draw:id="id36" presentation:style-name="a349" draw:name="Espace réservé du contenu 5" svg:x="6.75in" svg:y="2.73958in" svg:width="5.6684in" svg:height="4.02951in" presentation:class="object" presentation:placeholder="false">
        <draw:text-box>
          <text:list text:style-name="a336">
            <text:list-item>
              <text:p text:style-name="a335" text:class-names="" text:cond-style-name=""><text:span text:style-name="a334" text:class-names="">Modifier les styles du texte du masque</text:span></text:p>
            </text:list-item>
          </text:list>
          <text:list text:style-name="a339">
            <text:list-item>
              <text:list text:style-name="a339">
                <text:list-item>
                  <text:p text:style-name="a338" text:class-names="" text:cond-style-name=""><text:span text:style-name="a337" text:class-names="">Deuxième niveau</text:span></text:p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p text:style-name="a341" text:class-names="" text:cond-style-name=""><text:span text:style-name="a34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p text:style-name="a344" text:class-names="" text:cond-style-name=""><text:span text:style-name="a34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list text:style-name="a348">
                            <text:list-item>
                              <text:p text:style-name="a347" text:class-names="" text:cond-style-name=""><text:span text:style-name="a34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3" draw:name="Espace réservé de la date 6" svg:x="0.91667in" svg:y="6.95139in" svg:width="3in" svg:height="0.39931in" presentation:class="date-time" presentation:placeholder="false">
        <draw:text-box>
          <text:p text:style-name="a352" text:class-names="" text:cond-style-name=""><text:span text:style-name="a350" text:class-names=""><text:date text:fixed="false" style:data-style-name="a351">17/10/2017</text:date></text:span></text:p>
        </draw:text-box>
        <svg:title/>
        <svg:desc/>
      </draw:frame>
      <draw:frame draw:id="id38" presentation:style-name="a356" draw:name="Espace réservé du pied de page 7" svg:x="4.41667in" svg:y="6.95139in" svg:width="4.5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39" presentation:style-name="a359" draw:name="Espace réservé du numéro de diapositive 8" svg:x="9.41667in" svg:y="6.95139in" svg:width="3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frame draw:id="id5" presentation:style-name="a362" draw:name="Espace réservé de l'en-tête 1" svg:x="0in" svg:y="0in" svg:width="3.25in" svg:height="0.50174in" presentation:class="head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6" presentation:style-name="a367" draw:name="Espace réservé de la date 2" svg:x="4.24826in" svg:y="0in" svg:width="3.25in" svg:height="0.50174in" presentation:class="date-time" presentation:placeholder="false">
          <draw:text-box>
            <text:p text:style-name="a366" text:class-names="" text:cond-style-name=""><text:span text:style-name="a363" text:class-names=""><text:date text:fixed="false" style:data-style-name="a364"/></text:span><text:span text:style-name="a36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68" draw:name="Espace réservé de l'image des diapositives 3">
          <svg:title/>
          <svg:desc/>
        </draw:page-thumbnail>
        <draw:frame draw:id="id8" presentation:style-name="a384" draw:name="Espace réservé des notes 4" svg:x="0.75in" svg:y="4.8125in" svg:width="6in" svg:height="3.9375in" presentation:class="notes" presentation:placeholder="false">
          <draw:text-box>
            <text:p text:style-name="a370" text:class-names="" text:cond-style-name=""><text:span text:style-name="a369" text:class-names="">Modifier les styles du texte du masque</text:span></text:p>
            <text:list text:style-name="a373">
              <text:list-item>
                <text:list text:style-name="a373">
                  <text:list-item>
                    <text:p text:style-name="a372" text:class-names="" text:cond-style-name=""><text:span text:style-name="a371" text:class-names="">Deuxième niveau</text:span></text:p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p text:style-name="a375" text:class-names="" text:cond-style-name=""><text:span text:style-name="a3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p text:style-name="a378" text:class-names="" text:cond-style-name=""><text:span text:style-name="a3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list text:style-name="a383">
                          <text:list-item>
                            <text:list text:style-name="a383">
                              <text:list-item>
                                <text:p text:style-name="a382" text:class-names="" text:cond-style-name=""><text:span text:style-name="a380" text:class-names="">Cinquième niveau</text:span><text:span text:style-name="a3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7" draw:name="Espace réservé du pied de page 5" svg:x="0in" svg:y="9.49826in" svg:width="3.25in" svg:height="0.50174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1" draw:name="Espace réservé du numéro de diapositive 6" svg:x="4.24826in" svg:y="9.49826in" svg:width="3.25in" svg:height="0.50174in" presentation:class="page-number" presentation:placeholder="false">
          <draw:text-box>
  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93">
      <draw:frame draw:id="id40" presentation:style-name="a396" draw:name="Titre 1" svg:x="0.91667in" svg:y="0.39931in" svg:width="11.5in" svg:height="1.44965in" presentation:class="title" presentation:placeholder="false">
        <draw:text-box>
          <text:p text:style-name="a395" text:class-names="" text:cond-style-name=""><text:span text:style-name="a394" text:class-names="">Modifiez le style du titre</text:span></text:p>
        </draw:text-box>
        <svg:title/>
        <svg:desc/>
      </draw:frame>
      <draw:frame draw:id="id41" presentation:style-name="a400" draw:name="Espace réservé de la date 2" svg:x="0.91667in" svg:y="6.95139in" svg:width="3in" svg:height="0.39931in" presentation:class="date-time" presentation:placeholder="false">
        <draw:text-box>
          <text:p text:style-name="a399" text:class-names="" text:cond-style-name=""><text:span text:style-name="a397" text:class-names=""><text:date text:fixed="false" style:data-style-name="a398">17/10/2017</text:date></text:span></text:p>
        </draw:text-box>
        <svg:title/>
        <svg:desc/>
      </draw:frame>
      <draw:frame draw:id="id42" presentation:style-name="a403" draw:name="Espace réservé du pied de page 3" svg:x="4.41667in" svg:y="6.95139in" svg:width="4.5in" svg:height="0.39931in" presentation:class="footer" presentation:placeholder="false">
        <draw:text-box>
          <text:p text:style-name="a402" text:class-names="" text:cond-style-name=""><text:span text:style-name="a401" text:class-names=""/></text:p>
        </draw:text-box>
        <svg:title/>
        <svg:desc/>
      </draw:frame>
      <draw:frame draw:id="id43" presentation:style-name="a406" draw:name="Espace réservé du numéro de diapositive 4" svg:x="9.41667in" svg:y="6.95139in" svg:width="3in" svg:height="0.39931in" presentation:class="page-number" presentation:placeholder="false">
        <draw:text-box>
          <text:p text:style-name="a405" text:class-names="" text:cond-style-name=""><text:span text:style-name="a404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09" draw:name="Espace réservé de l'en-tête 1" svg:x="0in" svg:y="0in" svg:width="3.25in" svg:height="0.50174in" presentation:class="head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6" presentation:style-name="a414" draw:name="Espace réservé de la date 2" svg:x="4.24826in" svg:y="0in" svg:width="3.25in" svg:height="0.50174in" presentation:class="date-time" presentation:placeholder="false">
          <draw:text-box>
            <text:p text:style-name="a413" text:class-names="" text:cond-style-name=""><text:span text:style-name="a410" text:class-names=""><text:date text:fixed="false" style:data-style-name="a411"/></text:span><text:span text:style-name="a41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15" draw:name="Espace réservé de l'image des diapositives 3">
          <svg:title/>
          <svg:desc/>
        </draw:page-thumbnail>
        <draw:frame draw:id="id8" presentation:style-name="a431" draw:name="Espace réservé des notes 4" svg:x="0.75in" svg:y="4.8125in" svg:width="6in" svg:height="3.9375in" presentation:class="notes" presentation:placeholder="false">
          <draw:text-box>
            <text:p text:style-name="a417" text:class-names="" text:cond-style-name=""><text:span text:style-name="a416" text:class-names="">Modifier les styles du texte du masque</text:span></text:p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Deuxième niveau</text:span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p text:style-name="a422" text:class-names="" text:cond-style-name=""><text:span text:style-name="a42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p text:style-name="a425" text:class-names="" text:cond-style-name=""><text:span text:style-name="a42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list text:style-name="a430">
                              <text:list-item>
                                <text:p text:style-name="a429" text:class-names="" text:cond-style-name=""><text:span text:style-name="a427" text:class-names="">Cinquième niveau</text:span><text:span text:style-name="a4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4" draw:name="Espace réservé du pied de page 5" svg:x="0in" svg:y="9.49826in" svg:width="3.25in" svg:height="0.50174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8" draw:name="Espace réservé du numéro de diapositive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5" text:class-names=""><text:page-number style:num-format="1" text:fixed="false"/></text:span><text:span text:style-name="a436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40">
      <draw:frame draw:id="id44" presentation:style-name="a444" draw:name="Espace réservé de la date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7/10/2017</text:date></text:span></text:p>
        </draw:text-box>
        <svg:title/>
        <svg:desc/>
      </draw:frame>
      <draw:frame draw:id="id45" presentation:style-name="a447" draw:name="Espace réservé du pied de page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Espace réservé du numéro de diapositive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3">
        <draw:frame draw:id="id5" presentation:style-name="a453" draw:name="Espace réservé de l'en-tête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8" draw:name="Espace réservé de la date 2" svg:x="4.24826in" svg:y="0in" svg:width="3.25in" svg:height="0.50174in" presentation:class="date-time" presentation:placeholder="false">
          <draw:text-box>
            <text:p text:style-name="a457" text:class-names="" text:cond-style-name=""><text:span text:style-name="a454" text:class-names=""><text:date text:fixed="false" style:data-style-name="a455"/></text:span><text:span text:style-name="a45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59" draw:name="Espace réservé de l'image des diapositives 3">
          <svg:title/>
          <svg:desc/>
        </draw:page-thumbnail>
        <draw:frame draw:id="id8" presentation:style-name="a475" draw:name="Espace réservé des notes 4" svg:x="0.75in" svg:y="4.8125in" svg:width="6in" svg:height="3.9375in" presentation:class="notes" presentation:placeholder="false">
          <draw:text-box>
            <text:p text:style-name="a461" text:class-names="" text:cond-style-name=""><text:span text:style-name="a460" text:class-names="">Modifier les styles du texte du masque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Deuxième niveau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p text:style-name="a469" text:class-names="" text:cond-style-name=""><text:span text:style-name="a46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list text:style-name="a474">
                          <text:list-item>
                            <text:list text:style-name="a474">
                              <text:list-item>
                                <text:p text:style-name="a473" text:class-names="" text:cond-style-name=""><text:span text:style-name="a471" text:class-names="">Cinquième niveau</text:span><text:span text:style-name="a4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8" draw:name="Espace réservé du pied de page 5" svg:x="0in" svg:y="9.49826in" svg:width="3.25in" svg:height="0.50174in" presentation:class="foot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2" draw:name="Espace réservé du numéro de diapositive 6" svg:x="4.24826in" svg:y="9.49826in" svg:width="3.25in" svg:height="0.50174in" presentation:class="page-number" presentation:placeholder="false">
          <draw:text-box>
            <text:p text:style-name="a481" text:class-names="" text:cond-style-name=""><text:span text:style-name="a479" text:class-names=""><text:page-number style:num-format="1" text:fixed="false"/></text:span><text:span text:style-name="a480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84">
      <draw:frame draw:id="id47" presentation:style-name="a487" draw:name="Titre 1" svg:x="0.9184in" svg:y="0.5in" svg:width="4.30035in" svg:height="1.75in" presentation:class="title" presentation:placeholder="false">
        <draw:text-box>
          <text:p text:style-name="a486" text:class-names="" text:cond-style-name=""><text:span text:style-name="a485" text:class-names="">Modifiez le style du titre</text:span></text:p>
        </draw:text-box>
        <svg:title/>
        <svg:desc/>
      </draw:frame>
      <draw:frame draw:id="id48" presentation:style-name="a503" draw:name="Espace réservé du contenu 2" svg:x="5.6684in" svg:y="1.07986in" svg:width="6.75in" svg:height="5.32986in" presentation:class="object" presentation:placeholder="false">
        <draw:text-box>
          <text:list text:style-name="a490">
            <text:list-item>
              <text:p text:style-name="a489" text:class-names="" text:cond-style-name=""><text:span text:style-name="a488" text:class-names="">Modifier les styles du texte du masque</text:span></text:p>
            </text:list-item>
          </text:list>
          <text:list text:style-name="a493">
            <text:list-item>
              <text:list text:style-name="a493">
                <text:list-item>
                  <text:p text:style-name="a492" text:class-names="" text:cond-style-name=""><text:span text:style-name="a491" text:class-names="">Deuxième niveau</text:span></text:p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p text:style-name="a495" text:class-names="" text:cond-style-name=""><text:span text:style-name="a49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p text:style-name="a498" text:class-names="" text:cond-style-name=""><text:span text:style-name="a49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500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Espace réservé du texte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511" draw:name="Espace réservé de la date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17/10/2017</text:date></text:span></text:p>
        </draw:text-box>
        <svg:title/>
        <svg:desc/>
      </draw:frame>
      <draw:frame draw:id="id51" presentation:style-name="a514" draw:name="Espace réservé du pied de page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Espace réservé du numéro de diapositive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50">
        <draw:frame draw:id="id5" presentation:style-name="a520" draw:name="Espace réservé de l'en-tête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5" draw:name="Espace réservé de la date 2" svg:x="4.24826in" svg:y="0in" svg:width="3.25in" svg:height="0.50174in" presentation:class="date-time" presentation:placeholder="false">
          <draw:text-box>
            <text:p text:style-name="a524" text:class-names="" text:cond-style-name=""><text:span text:style-name="a521" text:class-names=""><text:date text:fixed="false" style:data-style-name="a522"/></text:span><text:span text:style-name="a5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26" draw:name="Espace réservé de l'image des diapositives 3">
          <svg:title/>
          <svg:desc/>
        </draw:page-thumbnail>
        <draw:frame draw:id="id8" presentation:style-name="a542" draw:name="Espace réservé des notes 4" svg:x="0.75in" svg:y="4.8125in" svg:width="6in" svg:height="3.9375in" presentation:class="notes" presentation:placeholder="false">
          <draw:text-box>
            <text:p text:style-name="a528" text:class-names="" text:cond-style-name=""><text:span text:style-name="a527" text:class-names="">Modifier les styles du texte du masque</text:span></text:p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9" text:class-names="">Deuxième niveau</text:span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p text:style-name="a533" text:class-names="" text:cond-style-name=""><text:span text:style-name="a53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p text:style-name="a536" text:class-names="" text:cond-style-name=""><text:span text:style-name="a53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list text:style-name="a541">
                              <text:list-item>
                                <text:p text:style-name="a540" text:class-names="" text:cond-style-name=""><text:span text:style-name="a538" text:class-names="">Cinquième niveau</text:span><text:span text:style-name="a5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5" draw:name="Espace réservé du pied de page 5" svg:x="0in" svg:y="9.49826in" svg:width="3.25in" svg:height="0.50174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0" presentation:style-name="a549" draw:name="Espace réservé du numéro de diapositive 6" svg:x="4.24826in" svg:y="9.49826in" svg:width="3.25in" svg:height="0.50174in" presentation:class="page-number" presentation:placeholder="false">
          <draw:text-box>
            <text:p text:style-name="a548" text:class-names="" text:cond-style-name=""><text:span text:style-name="a546" text:class-names=""><text:page-number style:num-format="1" text:fixed="false"/></text:span><text:span text:style-name="a547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51">
      <draw:frame draw:id="id53" presentation:style-name="a554" draw:name="Titre 1" svg:x="0.9184in" svg:y="0.5in" svg:width="4.30035in" svg:height="1.75in" presentation:class="title" presentation:placeholder="false">
        <draw:text-box>
          <text:p text:style-name="a553" text:class-names="" text:cond-style-name=""><text:span text:style-name="a552" text:class-names="">Modifiez le style du titre</text:span></text:p>
        </draw:text-box>
        <svg:title/>
        <svg:desc/>
      </draw:frame>
      <draw:frame draw:id="id54" presentation:style-name="a557" draw:name="Espace réservé pour une image  2" svg:x="5.6684in" svg:y="1.07986in" svg:width="6.75in" svg:height="5.32986in" presentation:class="graphic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55" presentation:style-name="a561" draw:name="Espace réservé du texte 3" svg:x="0.9184in" svg:y="2.25in" svg:width="4.30035in" svg:height="4.1684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Modifier les styles du texte du masque</text:span></text:p>
            </text:list-item>
          </text:list>
        </draw:text-box>
        <svg:title/>
        <svg:desc/>
      </draw:frame>
      <draw:frame draw:id="id56" presentation:style-name="a565" draw:name="Espace réservé de la date 4" svg:x="0.91667in" svg:y="6.95139in" svg:width="3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17/10/2017</text:date></text:span></text:p>
        </draw:text-box>
        <svg:title/>
        <svg:desc/>
      </draw:frame>
      <draw:frame draw:id="id57" presentation:style-name="a568" draw:name="Espace réservé du pied de page 5" svg:x="4.41667in" svg:y="6.95139in" svg:width="4.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58" presentation:style-name="a571" draw:name="Espace réservé du numéro de diapositive 6" svg:x="9.41667in" svg:y="6.95139in" svg:width="3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  <presentation:notes style:page-layout-name="pageLayout2" draw:style-name="a604">
        <draw:frame draw:id="id5" presentation:style-name="a574" draw:name="Espace réservé de l'en-tête 1" svg:x="0in" svg:y="0in" svg:width="3.25in" svg:height="0.50174in" presentation:class="header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6" presentation:style-name="a579" draw:name="Espace réservé de la date 2" svg:x="4.24826in" svg:y="0in" svg:width="3.25in" svg:height="0.50174in" presentation:class="date-time" presentation:placeholder="false">
          <draw:text-box>
            <text:p text:style-name="a578" text:class-names="" text:cond-style-name=""><text:span text:style-name="a575" text:class-names=""><text:date text:fixed="false" style:data-style-name="a576"/></text:span><text:span text:style-name="a57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80" draw:name="Espace réservé de l'image des diapositives 3">
          <svg:title/>
          <svg:desc/>
        </draw:page-thumbnail>
        <draw:frame draw:id="id8" presentation:style-name="a596" draw:name="Espace réservé des notes 4" svg:x="0.75in" svg:y="4.8125in" svg:width="6in" svg:height="3.9375in" presentation:class="notes" presentation:placeholder="false">
          <draw:text-box>
            <text:p text:style-name="a582" text:class-names="" text:cond-style-name=""><text:span text:style-name="a581" text:class-names="">Modifier les styles du texte du masque</text:span></text:p>
            <text:list text:style-name="a585">
              <text:list-item>
                <text:list text:style-name="a585">
                  <text:list-item>
                    <text:p text:style-name="a584" text:class-names="" text:cond-style-name=""><text:span text:style-name="a583" text:class-names="">Deuxième niveau</text:span></text:p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p text:style-name="a587" text:class-names="" text:cond-style-name=""><text:span text:style-name="a58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list text:style-name="a591">
                          <text:list-item>
                            <text:p text:style-name="a590" text:class-names="" text:cond-style-name=""><text:span text:style-name="a58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list text:style-name="a595">
                          <text:list-item>
                            <text:list text:style-name="a595">
                              <text:list-item>
                                <text:p text:style-name="a594" text:class-names="" text:cond-style-name=""><text:span text:style-name="a592" text:class-names="">Cinquième niveau</text:span><text:span text:style-name="a5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9" draw:name="Espace réservé du pied de page 5" svg:x="0in" svg:y="9.49826in" svg:width="3.25in" svg:height="0.50174in" presentation:class="foot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0" presentation:style-name="a603" draw:name="Espace réservé du numéro de diapositive 6" svg:x="4.24826in" svg:y="9.49826in" svg:width="3.25in" svg:height="0.50174in" presentation:class="page-number" presentation:placeholder="false">
          <draw:text-box>
            <text:p text:style-name="a602" text:class-names="" text:cond-style-name=""><text:span text:style-name="a600" text:class-names=""><text:page-number style:num-format="1" text:fixed="false"/></text:span><text:span text:style-name="a601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05">
      <draw:frame draw:id="id59" presentation:style-name="a608" draw:name="Titre 1" svg:x="0.91667in" svg:y="0.39931in" svg:width="11.5in" svg:height="1.44965in" presentation:class="title" presentation:placeholder="false">
        <draw:text-box>
          <text:p text:style-name="a607" text:class-names="" text:cond-style-name=""><text:span text:style-name="a606" text:class-names="">Modifiez le style du titre</text:span></text:p>
        </draw:text-box>
        <svg:title/>
        <svg:desc/>
      </draw:frame>
      <draw:frame draw:id="id60" presentation:style-name="a624" draw:name="Espace réservé du texte vertical 2" svg:x="0.91667in" svg:y="1.99653in" svg:width="11.5in" svg:height="4.75868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Modifier les styles du texte du masque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Deuxième niveau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8" draw:name="Espace réservé de la date 3" svg:x="0.91667in" svg:y="6.95139in" svg:width="3in" svg:height="0.39931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7/10/2017</text:date></text:span></text:p>
        </draw:text-box>
        <svg:title/>
        <svg:desc/>
      </draw:frame>
      <draw:frame draw:id="id62" presentation:style-name="a631" draw:name="Espace réservé du pied de page 4" svg:x="4.41667in" svg:y="6.95139in" svg:width="4.5in" svg:height="0.39931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3" presentation:style-name="a634" draw:name="Espace réservé du numéro de diapositive 5" svg:x="9.41667in" svg:y="6.95139in" svg:width="3in" svg:height="0.39931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presentation:notes style:page-layout-name="pageLayout2" draw:style-name="a667">
        <draw:frame draw:id="id5" presentation:style-name="a637" draw:name="Espace réservé de l'en-tête 1" svg:x="0in" svg:y="0in" svg:width="3.25in" svg:height="0.50174in" presentation:class="head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6" presentation:style-name="a642" draw:name="Espace réservé de la date 2" svg:x="4.24826in" svg:y="0in" svg:width="3.25in" svg:height="0.50174in" presentation:class="date-time" presentation:placeholder="false">
          <draw:text-box>
            <text:p text:style-name="a641" text:class-names="" text:cond-style-name=""><text:span text:style-name="a638" text:class-names=""><text:date text:fixed="false" style:data-style-name="a639"/></text:span><text:span text:style-name="a6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43" draw:name="Espace réservé de l'image des diapositives 3">
          <svg:title/>
          <svg:desc/>
        </draw:page-thumbnail>
        <draw:frame draw:id="id8" presentation:style-name="a659" draw:name="Espace réservé des notes 4" svg:x="0.75in" svg:y="4.8125in" svg:width="6in" svg:height="3.9375in" presentation:class="notes" presentation:placeholder="false">
          <draw:text-box>
            <text:p text:style-name="a645" text:class-names="" text:cond-style-name=""><text:span text:style-name="a644" text:class-names="">Modifier les styles du texte du masque</text:span></text:p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6" text:class-names="">Deuxième niveau</text:span></text:p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list text:style-name="a651">
                      <text:list-item>
                        <text:p text:style-name="a650" text:class-names="" text:cond-style-name=""><text:span text:style-name="a6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list text:style-name="a654">
                          <text:list-item>
                            <text:p text:style-name="a653" text:class-names="" text:cond-style-name=""><text:span text:style-name="a6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list text:style-name="a658">
                          <text:list-item>
                            <text:list text:style-name="a658">
                              <text:list-item>
                                <text:p text:style-name="a657" text:class-names="" text:cond-style-name=""><text:span text:style-name="a655" text:class-names="">Cinquième niveau</text:span><text:span text:style-name="a6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2" draw:name="Espace réservé du pied de page 5" svg:x="0in" svg:y="9.49826in" svg:width="3.25in" svg:height="0.50174in" presentation:class="foot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0" presentation:style-name="a666" draw:name="Espace réservé du numéro de diapositive 6" svg:x="4.24826in" svg:y="9.49826in" svg:width="3.25in" svg:height="0.50174in" presentation:class="page-number" presentation:placeholder="false">
          <draw:text-box>
            <text:p text:style-name="a665" text:class-names="" text:cond-style-name=""><text:span text:style-name="a663" text:class-names=""><text:page-number style:num-format="1" text:fixed="false"/></text:span><text:span text:style-name="a664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68">
      <draw:frame draw:id="id64" presentation:style-name="a671" draw:name="Titre vertical 1" svg:x="9.54167in" svg:y="0.39931in" svg:width="2.875in" svg:height="6.3559in" presentation:class="title" presentation:placeholder="false">
        <draw:text-box>
          <text:p text:style-name="a670" text:class-names="" text:cond-style-name=""><text:span text:style-name="a669" text:class-names="">Modifiez le style du titre</text:span></text:p>
        </draw:text-box>
        <svg:title/>
        <svg:desc/>
      </draw:frame>
      <draw:frame draw:id="id65" presentation:style-name="a687" draw:name="Espace réservé du texte vertical 2" svg:x="0.91667in" svg:y="0.39931in" svg:width="8.45833in" svg:height="6.3559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Modifier les styles du texte du masque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Deuxième niveau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1" draw:name="Espace réservé de la date 3" svg:x="0.91667in" svg:y="6.95139in" svg:width="3in" svg:height="0.39931in" presentation:class="date-time" presentation:placeholder="false">
        <draw:text-box>
          <text:p text:style-name="a690" text:class-names="" text:cond-style-name=""><text:span text:style-name="a688" text:class-names=""><text:date text:fixed="false" style:data-style-name="a689">17/10/2017</text:date></text:span></text:p>
        </draw:text-box>
        <svg:title/>
        <svg:desc/>
      </draw:frame>
      <draw:frame draw:id="id67" presentation:style-name="a694" draw:name="Espace réservé du pied de page 4" svg:x="4.41667in" svg:y="6.95139in" svg:width="4.5in" svg:height="0.39931in" presentation:class="footer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68" presentation:style-name="a697" draw:name="Espace réservé du numéro de diapositive 5" svg:x="9.41667in" svg:y="6.95139in" svg:width="3in" svg:height="0.39931in" presentation:class="page-number" presentation:placeholder="false">
        <draw:text-box>
          <text:p text:style-name="a696" text:class-names="" text:cond-style-name=""><text:span text:style-name="a695" text:class-names=""><text:page-number style:num-format="1" text:fixed="false"/></text:span></text:p>
        </draw:text-box>
        <svg:title/>
        <svg:desc/>
      </draw:frame>
      <presentation:notes style:page-layout-name="pageLayout2" draw:style-name="a730">
        <draw:frame draw:id="id5" presentation:style-name="a700" draw:name="Espace réservé de l'en-tête 1" svg:x="0in" svg:y="0in" svg:width="3.25in" svg:height="0.50174in" presentation:class="header" presentation:placeholder="false">
          <draw:text-box>
            <text:p text:style-name="a699" text:class-names="" text:cond-style-name=""><text:span text:style-name="a698" text:class-names=""/></text:p>
          </draw:text-box>
          <svg:title/>
          <svg:desc/>
        </draw:frame>
        <draw:frame draw:id="id6" presentation:style-name="a705" draw:name="Espace réservé de la date 2" svg:x="4.24826in" svg:y="0in" svg:width="3.25in" svg:height="0.50174in" presentation:class="date-time" presentation:placeholder="false">
          <draw:text-box>
            <text:p text:style-name="a704" text:class-names="" text:cond-style-name=""><text:span text:style-name="a701" text:class-names=""><text:date text:fixed="false" style:data-style-name="a702"/></text:span><text:span text:style-name="a7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06" draw:name="Espace réservé de l'image des diapositives 3">
          <svg:title/>
          <svg:desc/>
        </draw:page-thumbnail>
        <draw:frame draw:id="id8" presentation:style-name="a722" draw:name="Espace réservé des notes 4" svg:x="0.75in" svg:y="4.8125in" svg:width="6in" svg:height="3.9375in" presentation:class="notes" presentation:placeholder="false">
          <draw:text-box>
            <text:p text:style-name="a708" text:class-names="" text:cond-style-name=""><text:span text:style-name="a707" text:class-names="">Modifier les styles du texte du masque</text:span></text:p>
            <text:list text:style-name="a711">
              <text:list-item>
                <text:list text:style-name="a711">
                  <text:list-item>
                    <text:p text:style-name="a710" text:class-names="" text:cond-style-name=""><text:span text:style-name="a709" text:class-names="">Deuxième niveau</text:span></text:p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p text:style-name="a713" text:class-names="" text:cond-style-name=""><text:span text:style-name="a71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17">
              <text:list-item>
                <text:list text:style-name="a717">
                  <text:list-item>
                    <text:list text:style-name="a717">
                      <text:list-item>
                        <text:list text:style-name="a717">
                          <text:list-item>
                            <text:p text:style-name="a716" text:class-names="" text:cond-style-name=""><text:span text:style-name="a71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list text:style-name="a721">
                              <text:list-item>
                                <text:p text:style-name="a720" text:class-names="" text:cond-style-name=""><text:span text:style-name="a718" text:class-names="">Cinquième niveau</text:span><text:span text:style-name="a7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5" draw:name="Espace réservé du pied de page 5" svg:x="0in" svg:y="9.49826in" svg:width="3.25in" svg:height="0.50174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0" presentation:style-name="a729" draw:name="Espace réservé du numéro de diapositive 6" svg:x="4.24826in" svg:y="9.49826in" svg:width="3.25in" svg:height="0.50174in" presentation:class="page-number" presentation:placeholder="false">
          <draw:text-box>
            <text:p text:style-name="a728" text:class-names="" text:cond-style-name=""><text:span text:style-name="a726" text:class-names=""><text:page-number style:num-format="1" text:fixed="false"/></text:span><text:span text:style-name="a727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LAKRAA Omer</meta:initial-creator>
    <dc:creator>LAKRAA Omer</dc:creator>
    <meta:creation-date>2017-10-17T04:45:59Z</meta:creation-date>
    <dc:date>2017-10-17T15:25:20Z</dc:date>
    <meta:editing-cycles>3</meta:editing-cycles>
    <meta:editing-duration>PT4292S</meta:editing-duration>
    <meta:document-statistic meta:paragraph-count="66" meta:word-count="22"/>
  </office:meta>
</office:document-meta>
</file>